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69">;;;;;;;;;;;;;;;;;;;;;;;;;;;;;;;;;;;;;;;;;;;;;;;;;;HAWK</text:p>
      <text:p text:style-name="P69"/>
      <text:p text:style-name="P70">resethawk</text:p>
      <text:p text:style-name="P70"><text:tab/>ld (ix+movey),52</text:p>
      <text:p text:style-name="P69"><text:tab/>ld (ix+var1),0</text:p>
      <text:p text:style-name="P69"><text:tab/>jr joinresthawk</text:p>
      <text:p text:style-name="P3"/>
      <text:p text:style-name="P70">hawkrou</text:p>
      <text:p text:style-name="P70"><text:tab/>call printmoving</text:p>
      <text:p text:style-name="P69"><text:tab/>bit 0,(ix+var1)</text:p>
      <text:p text:style-name="P69"><text:tab/>jr nz,hawkdiving</text:p>
      <text:p text:style-name="P3"/>
      <text:p text:style-name="P70">joinresthawk</text:p>
      <text:p text:style-name="P9"><text:tab/><text:span text:style-name="T2">ld a,(ix+oldmovefrm)</text:span></text:p>
      <text:p text:style-name="P69"><text:tab/>and 3</text:p>
      <text:p text:style-name="P69"><text:tab/>jr nz,hawkupdown</text:p>
      <text:p text:style-name="P69"><text:tab/>ld a,2</text:p>
      <text:p text:style-name="P70">hawkupdown</text:p>
      <text:p text:style-name="P70"><text:tab/>add a,96</text:p>
      <text:p text:style-name="P69"><text:tab/>ld (ix+movefrm),a</text:p>
      <text:p text:style-name="P69"><text:tab/>ld a,(ix+oldmovefrm)</text:p>
      <text:p text:style-name="P69"><text:tab/>inc a</text:p>
      <text:p text:style-name="P69"><text:tab/>and 127</text:p>
      <text:p text:style-name="P69"><text:tab/>ld (ix+oldmovefrm),a</text:p>
      <text:p text:style-name="P69"><text:tab/>srl a</text:p>
      <text:p text:style-name="P69"><text:tab/>cp 32</text:p>
      <text:p text:style-name="P69"><text:tab/>jr c,okhawkx</text:p>
      <text:p text:style-name="P69"><text:tab/>sub 32</text:p>
      <text:p text:style-name="P69"><text:tab/>neg</text:p>
      <text:p text:style-name="P69"><text:tab/>add a,32</text:p>
      <text:p text:style-name="P70">okhawkx</text:p>
      <text:p text:style-name="P70"><text:tab/>add a,40</text:p>
      <text:p text:style-name="P69"><text:tab/>ld (ix+movex),a</text:p>
      <text:p text:style-name="P69"><text:tab/>cp 50</text:p>
      <text:p text:style-name="P69"><text:tab/>jp c,printmoving</text:p>
      <text:p text:style-name="P69"><text:tab/>cp 64 </text:p>
      <text:p text:style-name="P69"><text:tab/>jp nc,printmoving</text:p>
      <text:p text:style-name="P69"><text:tab/>add a,2</text:p>
      <text:p text:style-name="P69"><text:tab/>ld l,a</text:p>
      <text:p text:style-name="P69"><text:tab/>ld h,52</text:p>
      <text:p text:style-name="P69"><text:tab/>ld de,4+120*256</text:p>
      <text:p text:style-name="P69"><text:tab/>call proximitycollide</text:p>
      <text:p text:style-name="P69"><text:tab/>jp nc,printmoving</text:p>
      <text:p text:style-name="P69"><text:tab/>ld (ix+var1),1</text:p>
      <text:p text:style-name="P69"><text:tab/>ld (ix+movefrm),97</text:p>
      <text:p text:style-name="P69"><text:tab/>jp printmoving</text:p>
      <text:p text:style-name="P3"/>
      <text:p text:style-name="P70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3">resetrat<text:tab/>equ printmoving</text:p>
      <text:p text:style-name="P30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0">ratcoll</text:p>
      <text:p text:style-name="P30"><text:tab/>cp 1</text:p>
      <text:p text:style-name="P1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03T16:57:14.150647917</dc:date>
    <meta:editing-duration>P3DT38M23S</meta:editing-duration>
    <meta:editing-cycles>230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